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1d00b0" officeooo:paragraph-rsid="001d00b0"/>
    </style:style>
    <style:style style:name="P2" style:family="paragraph" style:parent-style-name="Text_20_body">
      <style:text-properties officeooo:rsid="002240c8" officeooo:paragraph-rsid="002240c8"/>
    </style:style>
    <style:style style:name="P3" style:family="paragraph" style:parent-style-name="Text_20_body">
      <style:text-properties officeooo:rsid="0023cc90" officeooo:paragraph-rsid="0023cc90"/>
    </style:style>
    <style:style style:name="P4" style:family="paragraph" style:parent-style-name="Text_20_body">
      <style:text-properties officeooo:rsid="00249ad2" officeooo:paragraph-rsid="00249ad2"/>
    </style:style>
    <style:style style:name="P5" style:family="paragraph" style:parent-style-name="Text_20_body" style:list-style-name="L1">
      <style:text-properties officeooo:rsid="00206e5f" officeooo:paragraph-rsid="002240c8"/>
    </style:style>
    <style:style style:name="P6" style:family="paragraph" style:parent-style-name="Text_20_body" style:list-style-name="L1">
      <style:text-properties officeooo:rsid="001d00b0" officeooo:paragraph-rsid="001d00b0"/>
    </style:style>
    <style:style style:name="P7" style:family="paragraph" style:parent-style-name="Text_20_body" style:list-style-name="L1">
      <style:text-properties officeooo:rsid="001efe2e" officeooo:paragraph-rsid="002240c8"/>
    </style:style>
    <style:style style:name="P8" style:family="paragraph" style:parent-style-name="Text_20_body" style:list-style-name="L2">
      <style:text-properties officeooo:rsid="002240c8" officeooo:paragraph-rsid="002240c8"/>
    </style:style>
    <style:style style:name="P9" style:family="paragraph" style:parent-style-name="Text_20_body" style:list-style-name="L2">
      <style:text-properties officeooo:rsid="002240c8" officeooo:paragraph-rsid="0023cc90"/>
    </style:style>
    <style:style style:name="P10" style:family="paragraph" style:parent-style-name="Text_20_body" style:list-style-name="L3">
      <style:text-properties officeooo:rsid="0023cc90" officeooo:paragraph-rsid="0023cc90"/>
    </style:style>
    <style:style style:name="P11" style:family="paragraph" style:parent-style-name="Text_20_body">
      <style:text-properties officeooo:rsid="00249ad2" officeooo:paragraph-rsid="00249ad2"/>
    </style:style>
    <style:style style:name="P12" style:family="paragraph" style:parent-style-name="Text_20_body">
      <style:text-properties officeooo:rsid="00295536" officeooo:paragraph-rsid="00295536"/>
    </style:style>
    <style:style style:name="P13" style:family="paragraph" style:parent-style-name="Text_20_body" style:list-style-name="L4">
      <style:text-properties officeooo:rsid="00295536" officeooo:paragraph-rsid="00295536"/>
    </style:style>
    <style:style style:name="P14" style:family="paragraph" style:parent-style-name="Text_20_body">
      <style:text-properties officeooo:rsid="002b0221" officeooo:paragraph-rsid="002b0221"/>
    </style:style>
    <style:style style:name="T1" style:family="text">
      <style:text-properties officeooo:rsid="001efe2e"/>
    </style:style>
    <style:style style:name="T2" style:family="text">
      <style:text-properties officeooo:rsid="00206e5f"/>
    </style:style>
    <style:style style:name="T3" style:family="text">
      <style:text-properties officeooo:rsid="002240c8"/>
    </style:style>
    <style:style style:name="T4" style:family="text">
      <style:text-properties officeooo:rsid="00237c4e"/>
    </style:style>
    <style:style style:name="T5" style:family="text">
      <style:text-properties officeooo:rsid="0023cc90"/>
    </style:style>
    <style:style style:name="T6" style:family="text">
      <style:text-properties officeooo:rsid="00249ad2"/>
    </style:style>
    <style:style style:name="T7" style:family="text">
      <style:text-properties officeooo:rsid="00295536"/>
    </style:style>
    <style:style style:name="T8" style:family="text">
      <style:text-properties officeooo:rsid="002b02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PCJE TWORZENIA POSTACI – FANTASY</text:p>
      <text:p text:style-name="P1">W pewnych przypadkach, poniższe pomysły wymagaj<text:span text:style-name="T5">ą </text:span>pewnych zmian zgodnie z Posmakiem, co opisano w opcjach postaci; powinieneś pracować ze swoim MG w celu aplikacji owych zmian, zgodnie z duchem kampanii. Większość specjalizacji w tej sekcji występuje w Cypher System – specjalizacje z gwiazdką (*) można znaleźć dalej w tym dokumencie. Niektóre z tych opcji sugerują zamianę zdolności z typu na zdolność z Posmaku takiego jak walka, magia lub skradanie się.</text:p>
      <text:p text:style-name="P1">Alchemik: W rozumieniu tego, że alchemik to ktoś, kto robi magiczne przedmioty i tym podobne, Adept i Odkrywca to odpowiednie typy dla alchemika-naukowca. Aby stworzyć ogólnego alchemika, który robi mikstury z magicznymi właściwościami, wybierz specjalizację Włada Zaklęciami (zamiast zaklęć, masz eliksiry). Aby stworzyć alchemika, który zamienia się w potężną i niebezpieczną istotę, wybierz Wyje do Księżyca. Dla alchemika, który kocha rzucać bombami, wybierz Nosi Halo Ognia. Aby stworzyć uzdrowiciela, wybierz Uzdrawia.</text:p>
      <text:p text:style-name="P1">Barbarzyńca: Barbarzyńca to najpewniej Wojownik lub (jeśli wolisz się skupić nie tylko na walce) Odkrywca. Dobre specjalizacje ,które można wybrać, to: Żyje w Dziczy, Mistrzowsko Posługuje si<text:span text:style-name="T3">ę </text:span>Bronią, Nie Potrzebuje Broni, Nigdy się Nie Poddaje, Jest Bardzo Silny i Wpada w Furię. </text:p>
      <text:p text:style-name="P1">Bard: Bardowie w fikcji fantasy i grach są trubadurami, minstrelami i opowiadaczami historii, być może z magicznymi zdolnościami. Bardowie to zazwyczaj Odkrywcy lub Mówcy. Odpowiednie specjalizacje to: Zabawia, Pomaga Swoim Przyjaciołom, Infiltruje i Włada Zaklęciami.</text:p>
      <text:p text:style-name="P1">Kleryk lub Kapłan: Kapłani z dobrym wykształceniem to zazwyczaj Adepci lub Mówcy, ale wojowniczy są zazwyczaj Wojownikami (możliwe, że z Posmakiem magia). Aby stworzyć typowego kleryka z szerokim wachlarzem zdolności, wybierz specjalizację Otrzymuje Boskie Błogosławieństwo.</text:p>
      <text:list xml:id="list480340991" text:style-name="L1">
        <text:list-item>
          <text:p text:style-name="P5"><text:span text:style-name="T3">K</text:span>ler<text:span text:style-name="T3">yk</text:span> (<text:span text:style-name="T3">burza</text:span>): <text:span text:style-name="T3">Ujeżdża Błyskawicę</text:span>, <text:span text:style-name="T3">Grzmi</text:span></text:p>
        </text:list-item>
        <text:list-item>
          <text:p text:style-name="P5"><text:span text:style-name="T3">K</text:span>ler<text:span text:style-name="T3">yk</text:span> (<text:span text:style-name="T3">oszustwo</text:span>): <text:span text:style-name="T3">Przyjmuje Zwierzęcy Kształt (patrz także opcje dla łotrzyków) </text:span></text:p>
        </text:list-item>
        <text:list-item>
          <text:p text:style-name="P6">Kleryk (śmierć): <text:span text:style-name="T1">Zadaje się z Martwymi, Mówi z Duchami</text:span></text:p>
        </text:list-item>
        <text:list-item>
          <text:p text:style-name="P5"><text:span text:style-name="T3">K</text:span>ler<text:span text:style-name="T3">yk</text:span> (<text:span text:style-name="T3">światło</text:span>): <text:span text:style-name="T3">Jaśnieje Światłem, Otrzymuje Boskie Błogosławieństwo</text:span></text:p>
        </text:list-item>
        <text:list-item>
          <text:p text:style-name="P7"><text:span text:style-name="T3">K</text:span><text:span text:style-name="T2">ler</text:span><text:span text:style-name="T3">yk</text:span> (wiedza): Szybko się Uczy, <text:span text:style-name="T2">Jest Jasnowidzem, Wolałby Czytać</text:span></text:p>
        </text:list-item>
        <text:list-item>
          <text:p text:style-name="P5"><text:span text:style-name="T3">K</text:span>ler<text:span text:style-name="T3">yk</text:span> (w<text:span text:style-name="T3">ojna</text:span>): <text:span text:style-name="T3">Mistrzowsko Posługuje się Bronią</text:span> (<text:span text:style-name="T3">patrz także opcje dla wojowników</text:span>)</text:p>
        </text:list-item>
        <text:list-item>
          <text:p text:style-name="P5">Kleryk (życie): <text:span text:style-name="T3">Chroni Słabszych, Wspiera Społeczność, Uzdrawia</text:span></text:p>
        </text:list-item>
      </text:list>
      <text:p text:style-name="P1">Zabójca/Szpieg: Odkrywca i Wojownik są dobrymi typami dla takiej postaci. Stosowne specjalizacje to Mistrzowsko Posługuje się Bronią, Porusza się jak Kot, Morduje i Pracuje w Ciemnych Uliczkach.</text:p>
      <text:p text:style-name="P2">Druid: Jako bardzo specyficzny rodzaj kapłana natury, druid to zazwyczaj Adept lub Odkryca (obydwie opcje być może z Posmakiem magii). Typowy druid to ma najpewniej specjalność Otrzymuje Boskie Błogosławieństwo lub Żyje w Dziczy, a;e po bardziej specyficzne opcje, patrz niżej:</text:p>
      <text:list xml:id="list2773455795" text:style-name="L2">
        <text:list-item>
          <text:p text:style-name="P8">Druid (<text:span text:style-name="T5">transformacja</text:span>): <text:span text:style-name="T4">Jest Stworzony z Kamienia, <text:s/>Przyjmuje Zwierzęcy Kształt*</text:span>, <text:span text:style-name="T4">Spaceruje w Dzikich Lasach*</text:span></text:p>
        </text:list-item>
        <text:list-item>
          <text:p text:style-name="P9">Druid (<text:span text:style-name="T4">więź z naturą</text:span>): <text:span text:style-name="T4">Mówi Głosem Ziemi</text:span></text:p>
        </text:list-item>
        <text:list-item>
          <text:p text:style-name="P9"><text:soft-page-break/>Druid (zwierzęcy towarzysz): Kontroluje Bestie, Włada Rojem</text:p>
        </text:list-item>
        <text:list-item>
          <text:p text:style-name="P9">Druid (żywiołak): Jest Stworzony z Kamienia, Nosi Halo Ognia, Porusza się jak Wiatr, Ujeżdza Błyskawicę, <text:s/>Rides the Lightning, <text:span text:style-name="T4">Przywdziewa Połyskliwy Lód</text:span></text:p>
        </text:list-item>
      </text:list>
      <text:p text:style-name="P3">Wojownik: Jak sama nazwa wskazuje, wojownik prawie zawsze będzie Wojownikiem, ale niektórzy to Badacze. Typowy wojownik najpewniej posiada bezpośrednią specjalność, taką jak Mistrzowski Posługuje się Bronią lub Dzierży Magiczną Broń*. Po dodatkowe opcje w zależności od specjalizacji, patrz poniżej:</text:p>
      <text:list xml:id="list1438891220" text:style-name="L3">
        <text:list-item>
          <text:p text:style-name="P10">Fighter (strażnik): Nosi Egzotyczną Tarczę, Chroni Wrót, Masters Defense, Nigdy się Nie Poddaje, Jest Jednoosobowym Bastionem.</text:p>
        </text:list-item>
        <text:list-item>
          <text:p text:style-name="P10">Fighter (walka na dystans): Ma Licencję na Broń, Rzuca ze Śmiertelną Dokładnością</text:p>
        </text:list-item>
        <text:list-item>
          <text:p text:style-name="P10">Fighter (wręcz): Walczy Nieczysto, Walcząc, Porywa Tłum, Szuka Kłopotów, Nie Potrzebuje Broni, Dzierży Dwie Bronie Naraz</text:p>
        </text:list-item>
      </text:list>
      <text:p text:style-name="P3">Rewolwerowiec: Rewolwerowiec to najpewniej Wojownik lub Eksplorer, ale niektórzy są Mówcami z Posmakiem walki. Stosowne specjalności to Ma Licencję na Broń, Mistrzowsko Posługuje się Bronią, Pływał z Piratami i Dzierży Magiczną Broń*.</text:p>
      <text:p text:style-name="P3">Inkwizytor: <text:span text:style-name="T6">Inkwizytorzy to zazwyczaj Odkrywcy, Mówcy lub Wojownicy, w zależności od tego, czy gracz chce mieć wiele umiejętności, być dobrym w interakcji społecznej, lub w walce. Stosowne specjalności to Infiltruje, Zaprowadza Sprawiedliwość lub Działa pod Przykrywką.</text:span></text:p>
      <text:p text:style-name="P4">Kupiec: Odkrywca ze specjalizacją skupioną na interakcjach społecznych, taką jak Zabawia lub Przewodzi, mógłby być dobrym kupcem, ale bardziej oczywistym wyborem byłby Mówca.</text:p>
      <text:p text:style-name="P4">Mnich lub Mistrz Sztuk Walki: Jako mistrzowie walki bez broni, są to zazwyczaj Wojownicy lub Odkrywcy (możliwe, że z Posmakiem walki). Odpowiednie specjalizacje to Walcząc, Porywa Tłum, Nie Potrzebuje Broni i Rzuca ze Śmiertelną Dokładnością. </text:p>
      <text:p text:style-name="P4">Paladyn/Święty Rycerz: Jako święci wojownicy, którzy mają do dyspozycji magię i moce walki, paladyni to zazwyczaj Wojownicy lub Odkrywcy (w obydwu przypadkach zmodyfikowani Posmakiem magii). Dobre specjalności dla takiej postaci to Chroni Wrót, Chroni Słabszych, Zaprowadza Sprawiedliwość, Zabije Potwory i Dzierży Magiczną Broń. </text:p>
      <text:p text:style-name="P4">Łowc<text:span text:style-name="T7">a</text:span>: Łowcy mają mieszankę moc walki i magicznych, i z tego względu są zazwyczaj Odkrywcami (możliwe, że z Posmakiem walki) lub Wojownikiem (możliwe, że z Posmakiem umiejętność i wiedza). Odpowiednie specjalności dla łowcy to: Kontroluje Bestie, Poluje, Żyje w Dziczy, Zabija Potwory, Rzuca ze Śmiertelną Dokładnością i Dzierży Dwie Bronie Naraz.</text:p>
      <text:p text:style-name="P4">Łotrzyk lub Złodziej: <text:span text:style-name="T7">Większość łotrzyków to Odkrywcy, ale postać skupiona na interakcjach społecznych mogłaby być Mówcą (możliwe, że z Posmakiem skradanie się). Specjalności dobre dla łotrzyka to Bada Ciemne Miejsca, Walczy Nieczysto, Poluje, Infiltruje, Jest Poszukiwany Przez Prawo, Porusza się jak Kot, Pływał z Piratami i Pracuje w Ciemnych Uliczkach.</text:span></text:p>
      <text:p text:style-name="P12">Zaklinacz: Zaklinacza, to dla naszych potrzeb, magowie, którzy posiadają wrodzoną moc magiczną (w przeciwieństwie do czarodziejów, którzy muszą się tego nauczyć). Większość Zaklinaczy to Adepci, ale niektórzy są Odkrywcami lub Mówcami. Specjalność Włada Zaklęciami daje typowemu zaklinaczowi różne zdolności, a większość specjalności zapewnia zaklęcia tematyczne. Po zaklinaczy z poszczególnych linii krwi, patrz poniżej:</text:p>
      <text:list xml:id="list847905295" text:style-name="L4">
        <text:list-item>
          <text:p text:style-name="P13"><text:soft-page-break/>Zaklinacz (anioł): Jaśnieje Światłem, Otrzymuje Boskie Błogosławieństwo, Posiada Magicznego Sprzymierzeńca</text:p>
        </text:list-item>
        <text:list-item>
          <text:p text:style-name="P13">Zaklinacz (przeznaczenie): Ma Szlachetną Krew, Został Przepowiedziany</text:p>
        </text:list-item>
        <text:list-item>
          <text:p text:style-name="P13">Zaklinacz (smok): Nosi Halo Ognia, Ujeżdża Błyskawicę, Przywdziewa Połyskliwy Lód</text:p>
        </text:list-item>
        <text:list-item>
          <text:p text:style-name="P13">Zaklinacz (żywiołak): Jest Stworzony z Kamienia, Nosi Halo Ognia, Włada Magnetyzmem, Porusza sięjak Wiatr, Ujeżdża Błyskawicę, Przywdziewa Połyskliwy Lód</text:p>
        </text:list-item>
        <text:list-item>
          <text:p text:style-name="P13">Zaklinacz (fae): Przyjmuje Zwierzęcy Kształt</text:p>
        </text:list-item>
        <text:list-item>
          <text:p text:style-name="P13">Zaklinacz (demon): Nosi Halo Ognia, Posiada Magicznego Sprzymierzeńca</text:p>
        </text:list-item>
        <text:list-item>
          <text:p text:style-name="P13">Zaklinacz (nieumarły): Zadaje się z Martwymi, Mówi do Duchów</text:p>
        </text:list-item>
      </text:list>
      <text:p text:style-name="P12">Trikster lub Oszust: Te bystraki to zazwyczaj Mówcy, ale niekiedy są Adeptami, jeśli są bardzo magiczni (lub Odkrywcami, jeśli nie są magiczni w ogóle). Wybór specjalności to między innymi Walczy Nieczysto, Pracuje w Ciemnych Uliczkach lub Zabawia.</text:p>
      <text:p text:style-name="P12">Czarodziej wojenny: Te nietypowe postaci mieszają korzystanie z broni z magią – wybierz Wojownika z Posmakiem magii lub Odkrywcę z Posmakami magii lub walki. Specjalności, które mogę Cię zainteresować, to Walczą,c Porywa Tłum, Mistrzowsko Włada Broniami, lub <text:span text:style-name="T8">Dzierży Magiczną Broń. </text:span><text:s/></text:p>
      <text:p text:style-name="P14">Czarownik lub Wiedźma: Dla celów tej listy, czarownik i wiedźma to magowie, którzy uzyskali moc magiczną z paktu, który zawarli z bytami spoza rzeczywistości. Większość czarowników to Adepci, ale Odkrywcy lub Mówcy (możliwe, że z Posmakiem magia) mogą być ciekawymi opcjami. Odpowiednie specjalności to Tańczy z Czarną Materią, Posiada Magicznego Sprzymierzeńca, Włada Rojem, Izoluje Umysł od Ciała i Został Przepowiedziany. W zależności od patrona i paktu, większość specjalności zaklinacza i czarodzieja będzie ok.</text:p>
      <text:p text:style-name="P14">Dziki ma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2T17:14:15.558000000</meta:creation-date>
    <meta:generator>LibreOffice/7.1.4.2$Windows_X86_64 LibreOffice_project/a529a4fab45b75fefc5b6226684193eb000654f6</meta:generator>
    <dc:date>2024-03-07T21:27:19.502000000</dc:date>
    <meta:editing-duration>PT53M22S</meta:editing-duration>
    <meta:editing-cycles>7</meta:editing-cycles>
    <meta:document-statistic meta:table-count="0" meta:image-count="0" meta:object-count="0" meta:page-count="3" meta:paragraph-count="42" meta:word-count="1075" meta:character-count="7785" meta:non-whitespace-character-count="6762"/>
  </office:meta>
</office:document-meta>
</file>